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84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00.03mm"/>
    </style:style>
    <style:style style:name="co10" style:family="table-column">
      <style:table-column-properties fo:break-before="auto" style:column-width="112.82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118mm"/>
    </style:style>
    <style:style style:name="co14" style:family="table-column">
      <style:table-column-properties fo:break-before="auto" style:column-width="41.47mm"/>
    </style:style>
    <style:style style:name="co15" style:family="table-column">
      <style:table-column-properties fo:break-before="auto" style:column-width="354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2b511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/>
      <style:text-properties fo:color="#666666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2">
      <style:table-cell-properties fo:background-color="transparent"/>
      <style:text-properties fo:color="#666666"/>
    </style:style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12" style:family="table-cell" style:parent-style-name="Default" style:data-style-name="N100"/>
    <style:style style:name="ce13" style:family="table-cell" style:parent-style-name="Default" style:data-style-name="N50"/>
    <style:style style:name="ce14" style:family="table-cell" style:parent-style-name="Default" style:data-style-name="N100">
      <style:table-cell-properties fo:background-color="transparent"/>
    </style:style>
    <style:style style:name="ce15" style:family="table-cell" style:parent-style-name="Default">
      <style:text-properties fo:color="#2b511a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s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5" table:default-cell-style-name="ce10"/>
        <table:table-column table:style-name="co6" table:number-columns-repeated="2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0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cal</text:p>
          </table:table-cell>
          <table:covered-table-cell table:number-columns-repeated="11" table:style-name="ce5"/>
          <table:table-cell table:style-name="ce5"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4]/[.C4]" office:value-type="float" office:value="0.602527901035364" calcext:value-type="float">
            <text:p>0,60</text:p>
          </table:table-cell>
          <table:table-cell table:formula="of:=[.D4]/[.B4]" office:value-type="float" office:value="0.318320664914399" calcext:value-type="float">
            <text:p>0,32</text:p>
          </table:table-cell>
          <table:table-cell table:formula="of:=2*([.F4]*[.E4])/([.E4]+[.F4])" office:value-type="float" office:value="0.416565957051222" calcext:value-type="float">
            <text:p>0,42</text:p>
          </table:table-cell>
          <table:table-cell table:formula="of:=5*([.E4]*[.F4])/(4*[.F4]+[.E4])" office:value-type="float" office:value="0.51123787792356" calcext:value-type="float">
            <text:p>0,51</text:p>
          </table:table-cell>
          <table:table-cell table:formula="of:=1.25*([.F4]*[.E4])/(0.25*[.F4]+[.E4])" office:value-type="float" office:value="0.351478547337046" calcext:value-type="float">
            <text:p>0,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1</text:p>
          </table:table-cell>
          <table:table-cell office:value-type="string" calcext:value-type="string">
            <text:p>2017-12-18 09:55:3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score}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772320, total_memory_for_jvm=253231104, jvm_version=25.151-b12}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formula="of:=[.D5]/[.C5]" office:value-type="float" office:value="0.587736990722065" calcext:value-type="float">
            <text:p>0,59</text:p>
          </table:table-cell>
          <table:table-cell table:formula="of:=[.D5]/[.B5]" office:value-type="float" office:value="0.470607235142119" calcext:value-type="float">
            <text:p>0,47</text:p>
          </table:table-cell>
          <table:table-cell table:formula="of:=2*([.F5]*[.E5])/([.E5]+[.F5])" office:value-type="float" office:value="0.522690582959641" calcext:value-type="float">
            <text:p>0,52</text:p>
          </table:table-cell>
          <table:table-cell table:formula="of:=5*([.E5]*[.F5])/(4*[.F5]+[.E5])" office:value-type="float" office:value="0.559867814325238" calcext:value-type="float">
            <text:p>0,56</text:p>
          </table:table-cell>
          <table:table-cell table:formula="of:=1.25*([.F5]*[.E5])/(0.25*[.F5]+[.E5])" office:value-type="float" office:value="0.490143308887842" calcext:value-type="float">
            <text:p>0,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2</text:p>
          </table:table-cell>
          <table:table-cell office:value-type="string" calcext:value-type="string">
            <text:p>2017-12-18 12:26:3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1.0, -w=5, -l=score}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215408, total_memory_for_jvm=308805632, jvm_version=25.151-b12}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formula="of:=[.D6]/[.C6]" office:value-type="float" office:value="0.594191206131505" calcext:value-type="float">
            <text:p>0,59</text:p>
          </table:table-cell>
          <table:table-cell table:formula="of:=[.D6]/[.B6]" office:value-type="float" office:value="0.317479704001724" calcext:value-type="float">
            <text:p>0,32</text:p>
          </table:table-cell>
          <table:table-cell table:formula="of:=2*([.F6]*[.E6])/([.E6]+[.F6])" office:value-type="float" office:value="0.41384154336018" calcext:value-type="float">
            <text:p>0,41</text:p>
          </table:table-cell>
          <table:table-cell table:formula="of:=5*([.E6]*[.F6])/(4*[.F6]+[.E6])" office:value-type="float" office:value="0.50598850390455" calcext:value-type="float">
            <text:p>0,51</text:p>
          </table:table-cell>
          <table:table-cell table:formula="of:=1.25*([.F6]*[.E6])/(0.25*[.F6]+[.E6])" office:value-type="float" office:value="0.350086353049292" calcext:value-type="float">
            <text:p>0,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3</text:p>
          </table:table-cell>
          <table:table-cell office:value-type="string" calcext:value-type="string">
            <text:p>2017-12-18 12:47:5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7, -w=5, -l=score}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2505448, total_memory_for_jvm=309854208, jvm_version=25.151-b12}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formula="of:=[.D7]/[.C7]" office:value-type="float" office:value="0.579400295818206" calcext:value-type="float">
            <text:p>0,58</text:p>
          </table:table-cell>
          <table:table-cell table:formula="of:=[.D7]/[.B7]" office:value-type="float" office:value="0.471960569550931" calcext:value-type="float">
            <text:p>0,47</text:p>
          </table:table-cell>
          <table:table-cell table:formula="of:=2*([.F7]*[.E7])/([.E7]+[.F7])" office:value-type="float" office:value="0.520190740628961" calcext:value-type="float">
            <text:p>0,52</text:p>
          </table:table-cell>
          <table:table-cell table:formula="of:=5*([.E7]*[.F7])/(4*[.F7]+[.E7])" office:value-type="float" office:value="0.554169453161171" calcext:value-type="float">
            <text:p>0,55</text:p>
          </table:table-cell>
          <table:table-cell table:formula="of:=1.25*([.F7]*[.E7])/(0.25*[.F7]+[.E7])" office:value-type="float" office:value="0.490138089496554" calcext:value-type="float">
            <text:p>0,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</text:p>
          </table:table-cell>
          <table:table-cell office:value-type="string" calcext:value-type="string">
            <text:p>2017-12-18 13:07:5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1.0, -w=5, -l=score}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644480, total_memory_for_jvm=976748544, jvm_version=25.151-b12}</text:p>
          </table:table-cell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formula="of:=[.D8]/[.C8]" office:value-type="float" office:value="0.587736990722065" calcext:value-type="float">
            <text:p>0,59</text:p>
          </table:table-cell>
          <table:table-cell table:formula="of:=[.D8]/[.B8]" office:value-type="float" office:value="0.437274909963986" calcext:value-type="float">
            <text:p>0,44</text:p>
          </table:table-cell>
          <table:table-cell table:formula="of:=2*([.F8]*[.E8])/([.E8]+[.F8])" office:value-type="float" office:value="0.501462743073481" calcext:value-type="float">
            <text:p>0,50</text:p>
          </table:table-cell>
          <table:table-cell table:formula="of:=5*([.E8]*[.F8])/(4*[.F8]+[.E8])" office:value-type="float" office:value="0.549894323671498" calcext:value-type="float">
            <text:p>0,55</text:p>
          </table:table-cell>
          <table:table-cell table:formula="of:=1.25*([.F8]*[.E8])/(0.25*[.F8]+[.E8])" office:value-type="float" office:value="0.460871765673436" calcext:value-type="float">
            <text:p>0,4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5</text:p>
          </table:table-cell>
          <table:table-cell office:value-type="string" calcext:value-type="string">
            <text:p>2017-12-18 13:18:4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8, -w=5, -l=score}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35570280, total_memory_for_jvm=915931136, jvm_version=25.151-b12}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89" calcext:value-type="float">
            <text:p>7789</text:p>
          </table:table-cell>
          <table:table-cell office:value-type="float" office:value="7437" calcext:value-type="float">
            <text:p>7437</text:p>
          </table:table-cell>
          <table:table-cell office:value-type="float" office:value="1434" calcext:value-type="float">
            <text:p>1434</text:p>
          </table:table-cell>
          <table:table-cell table:formula="of:=[.D9]/[.C9]" office:value-type="float" office:value="0.192819685356999" calcext:value-type="float">
            <text:p>0,19</text:p>
          </table:table-cell>
          <table:table-cell table:formula="of:=[.D9]/[.B9]" office:value-type="float" office:value="0.184105790216973" calcext:value-type="float">
            <text:p>0,18</text:p>
          </table:table-cell>
          <table:table-cell table:formula="of:=2*([.F9]*[.E9])/([.E9]+[.F9])" office:value-type="float" office:value="0.188362012347301" calcext:value-type="float">
            <text:p>0,19</text:p>
          </table:table-cell>
          <table:table-cell table:formula="of:=5*([.E9]*[.F9])/(4*[.F9]+[.E9])" office:value-type="float" office:value="0.191011535285185" calcext:value-type="float">
            <text:p>0,19</text:p>
          </table:table-cell>
          <table:table-cell table:formula="of:=1.25*([.F9]*[.E9])/(0.25*[.F9]+[.E9])" office:value-type="float" office:value="0.185784986914725" calcext:value-type="float">
            <text:p>0,1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6</text:p>
          </table:table-cell>
          <table:table-cell office:value-type="string" calcext:value-type="string">
            <text:p>2017-12-18 13:28:5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5, -s=jaccard, -t=0.7, -w=5, -l=score}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90199400, total_memory_for_jvm=677380096, jvm_version=25.151-b12}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89" calcext:value-type="float">
            <text:p>14089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0]/[.C10]" office:value-type="float" office:value="0.602527901035364" calcext:value-type="float">
            <text:p>0,60</text:p>
          </table:table-cell>
          <table:table-cell table:formula="of:=[.D10]/[.B10]" office:value-type="float" office:value="0.318049542196039" calcext:value-type="float">
            <text:p>0,32</text:p>
          </table:table-cell>
          <table:table-cell table:formula="of:=2*([.F10]*[.E10])/([.E10]+[.F10])" office:value-type="float" office:value="0.416333735947227" calcext:value-type="float">
            <text:p>0,42</text:p>
          </table:table-cell>
          <table:table-cell table:formula="of:=5*([.E10]*[.F10])/(4*[.F10]+[.E10])" office:value-type="float" office:value="0.511097930971554" calcext:value-type="float">
            <text:p>0,51</text:p>
          </table:table-cell>
          <table:table-cell table:formula="of:=1.25*([.F10]*[.E10])/(0.25*[.F10]+[.E10])" office:value-type="float" office:value="0.351214083049864" calcext:value-type="float">
            <text:p>0,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7</text:p>
          </table:table-cell>
          <table:table-cell office:value-type="string" calcext:value-type="string">
            <text:p>2017-12-18 13:43:4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2, -s=jaccard, -t=0.7, -w=5, -l=score}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460601760, total_memory_for_jvm=1281884160, jvm_version=25.151-b12}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3013" calcext:value-type="float">
            <text:p>103013</text:p>
          </table:table-cell>
          <table:table-cell office:value-type="float" office:value="7437" calcext:value-type="float">
            <text:p>7437</text:p>
          </table:table-cell>
          <table:table-cell office:value-type="float" office:value="4882" calcext:value-type="float">
            <text:p>4882</text:p>
          </table:table-cell>
          <table:table-cell table:formula="of:=[.D11]/[.C11]" office:value-type="float" office:value="0.656447492268388" calcext:value-type="float">
            <text:p>0,66</text:p>
          </table:table-cell>
          <table:table-cell table:formula="of:=[.D11]/[.B11]" office:value-type="float" office:value="0.0473920767281799" calcext:value-type="float">
            <text:p>0,05</text:p>
          </table:table-cell>
          <table:table-cell table:formula="of:=2*([.F11]*[.E11])/([.E11]+[.F11])" office:value-type="float" office:value="0.0884019918515165" calcext:value-type="float">
            <text:p>0,09</text:p>
          </table:table-cell>
          <table:table-cell table:formula="of:=5*([.E11]*[.F11])/(4*[.F11]+[.E11])" office:value-type="float" office:value="0.183864237238346" calcext:value-type="float">
            <text:p>0,18</text:p>
          </table:table-cell>
          <table:table-cell table:formula="of:=1.25*([.F11]*[.E11])/(0.25*[.F11]+[.E11])" office:value-type="float" office:value="0.058189845264119" calcext:value-type="float">
            <text:p>0,0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8</text:p>
          </table:table-cell>
          <table:table-cell office:value-type="string" calcext:value-type="string">
            <text:p>2017-12-18 13:56: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cosine, -t=0.7, -w=5, -l=score}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59261072, total_memory_for_jvm=890241024, jvm_version=25.151-b12}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2]/[.C12]" office:value-type="float" office:value="0.602527901035364" calcext:value-type="float">
            <text:p>0,60</text:p>
          </table:table-cell>
          <table:table-cell table:formula="of:=[.D12]/[.B12]" office:value-type="float" office:value="0.318320664914399" calcext:value-type="float">
            <text:p>0,32</text:p>
          </table:table-cell>
          <table:table-cell table:formula="of:=2*([.F12]*[.E12])/([.E12]+[.F12])" office:value-type="float" office:value="0.416565957051222" calcext:value-type="float">
            <text:p>0,42</text:p>
          </table:table-cell>
          <table:table-cell table:formula="of:=5*([.E12]*[.F12])/(4*[.F12]+[.E12])" office:value-type="float" office:value="0.51123787792356" calcext:value-type="float">
            <text:p>0,51</text:p>
          </table:table-cell>
          <table:table-cell table:formula="of:=1.25*([.F12]*[.E12])/(0.25*[.F12]+[.E12])" office:value-type="float" office:value="0.351478547337046" calcext:value-type="float">
            <text:p>0,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9</text:p>
          </table:table-cell>
          <table:table-cell office:value-type="string" calcext:value-type="string">
            <text:p>2017-12-18 15:52:4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length}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607959984, total_memory_for_jvm=1632108544, jvm_version=25.151-b12}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746" calcext:value-type="float">
            <text:p>14746</text:p>
          </table:table-cell>
          <table:table-cell office:value-type="float" office:value="7437" calcext:value-type="float">
            <text:p>7437</text:p>
          </table:table-cell>
          <table:table-cell office:value-type="float" office:value="5477" calcext:value-type="float">
            <text:p>5477</text:p>
          </table:table-cell>
          <table:table-cell table:formula="of:=[.D17]/[.C17]" office:value-type="float" office:value="0.736452870781229" calcext:value-type="float">
            <text:p>0,74</text:p>
          </table:table-cell>
          <table:table-cell table:formula="of:=[.D17]/[.B17]" office:value-type="float" office:value="0.371422758714228" calcext:value-type="float">
            <text:p>0,37</text:p>
          </table:table-cell>
          <table:table-cell table:formula="of:=2*([.F17]*[.E17])/([.E17]+[.F17])" office:value-type="float" office:value="0.493801559752964" calcext:value-type="float">
            <text:p>0,49</text:p>
          </table:table-cell>
          <table:table-cell table:formula="of:=5*([.E17]*[.F17])/(4*[.F17]+[.E17])" office:value-type="float" office:value="0.615476243987953" calcext:value-type="float">
            <text:p>0,62</text:p>
          </table:table-cell>
          <table:table-cell table:formula="of:=1.25*([.F17]*[.E17])/(0.25*[.F17]+[.E17])" office:value-type="float" office:value="0.412294304512127" calcext:value-type="float">
            <text:p>0,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3</text:p>
          </table:table-cell>
          <table:table-cell office:value-type="string" calcext:value-type="string">
            <text:p>2017-12-20 00:51:1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XMLf1=}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147976, total_memory_for_jvm=232259584, jvm_version=25.151-b12}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18]/[.C18]" office:value-type="float" office:value="0.759042624714267" calcext:value-type="float">
            <text:p>0,76</text:p>
          </table:table-cell>
          <table:table-cell table:formula="of:=[.D18]/[.B18]" office:value-type="float" office:value="0.373494773058092" calcext:value-type="float">
            <text:p>0,37</text:p>
          </table:table-cell>
          <table:table-cell table:formula="of:=2*([.F18]*[.E18])/([.E18]+[.F18])" office:value-type="float" office:value="0.500642987007228" calcext:value-type="float">
            <text:p>0,50</text:p>
          </table:table-cell>
          <table:table-cell table:formula="of:=5*([.E18]*[.F18])/(4*[.F18]+[.E18])" office:value-type="float" office:value="0.629151620525166" calcext:value-type="float">
            <text:p>0,63</text:p>
          </table:table-cell>
          <table:table-cell table:formula="of:=1.25*([.F18]*[.E18])/(0.25*[.F18]+[.E18])" office:value-type="float" office:value="0.41572768915794" calcext:value-type="float">
            <text:p>0,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4</text:p>
          </table:table-cell>
          <table:table-cell office:value-type="string" calcext:value-type="string">
            <text:p>2017-12-20 07:46:0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51557888, total_memory_for_jvm=243793920, jvm_version=25.151-b12}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920" calcext:value-type="float">
            <text:p>14920</text:p>
          </table:table-cell>
          <table:table-cell office:value-type="float" office:value="7437" calcext:value-type="float">
            <text:p>7437</text:p>
          </table:table-cell>
          <table:table-cell office:value-type="float" office:value="5600" calcext:value-type="float">
            <text:p>5600</text:p>
          </table:table-cell>
          <table:table-cell table:formula="of:=[.D19]/[.C19]" office:value-type="float" office:value="0.752991797767917" calcext:value-type="float">
            <text:p>0,75</text:p>
          </table:table-cell>
          <table:table-cell table:formula="of:=[.D19]/[.B19]" office:value-type="float" office:value="0.375335120643432" calcext:value-type="float">
            <text:p>0,38</text:p>
          </table:table-cell>
          <table:table-cell table:formula="of:=2*([.F19]*[.E19])/([.E19]+[.F19])" office:value-type="float" office:value="0.500961667486693" calcext:value-type="float">
            <text:p>0,50</text:p>
          </table:table-cell>
          <table:table-cell table:formula="of:=5*([.E19]*[.F19])/(4*[.F19]+[.E19])" office:value-type="float" office:value="0.626846959792245" calcext:value-type="float">
            <text:p>0,63</text:p>
          </table:table-cell>
          <table:table-cell table:formula="of:=1.25*([.F19]*[.E19])/(0.25*[.F19]+[.E19])" office:value-type="float" office:value="0.41718193602217" calcext:value-type="float">
            <text:p>0,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5</text:p>
          </table:table-cell>
          <table:table-cell office:value-type="string" calcext:value-type="string">
            <text:p>2017-12-20 21:15:5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}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9928224, total_memory_for_jvm=238026752, jvm_version=25.151-b12}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334" calcext:value-type="float">
            <text:p>13334</text:p>
          </table:table-cell>
          <table:table-cell office:value-type="float" office:value="7437" calcext:value-type="float">
            <text:p>7437</text:p>
          </table:table-cell>
          <table:table-cell office:value-type="float" office:value="4523" calcext:value-type="float">
            <text:p>4523</text:p>
          </table:table-cell>
          <table:table-cell table:formula="of:=[.D20]/[.C20]" office:value-type="float" office:value="0.608175339518623" calcext:value-type="float">
            <text:p>0,61</text:p>
          </table:table-cell>
          <table:table-cell table:formula="of:=[.D20]/[.B20]" office:value-type="float" office:value="0.33920803959802" calcext:value-type="float">
            <text:p>0,34</text:p>
          </table:table-cell>
          <table:table-cell table:formula="of:=2*([.F20]*[.E20])/([.E20]+[.F20])" office:value-type="float" office:value="0.435511049058784" calcext:value-type="float">
            <text:p>0,44</text:p>
          </table:table-cell>
          <table:table-cell table:formula="of:=5*([.E20]*[.F20])/(4*[.F20]+[.E20])" office:value-type="float" office:value="0.524929204772295" calcext:value-type="float">
            <text:p>0,52</text:p>
          </table:table-cell>
          <table:table-cell table:formula="of:=1.25*([.F20]*[.E20])/(0.25*[.F20]+[.E20])" office:value-type="float" office:value="0.372122488605137" calcext:value-type="float">
            <text:p>0,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6</text:p>
          </table:table-cell>
          <table:table-cell office:value-type="string" calcext:value-type="string">
            <text:p>2017-12-21 21:43:2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, -z=}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0487680, total_memory_for_jvm=228589568, jvm_version=25.151-b12}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007" calcext:value-type="float">
            <text:p>15007</text:p>
          </table:table-cell>
          <table:table-cell office:value-type="float" office:value="7437" calcext:value-type="float">
            <text:p>7437</text:p>
          </table:table-cell>
          <table:table-cell office:value-type="float" office:value="5620" calcext:value-type="float">
            <text:p>5620</text:p>
          </table:table-cell>
          <table:table-cell table:formula="of:=[.D21]/[.C21]" office:value-type="float" office:value="0.755681054188517" calcext:value-type="float">
            <text:p>0,76</text:p>
          </table:table-cell>
          <table:table-cell table:formula="of:=[.D21]/[.B21]" office:value-type="float" office:value="0.374491903778237" calcext:value-type="float">
            <text:p>0,37</text:p>
          </table:table-cell>
          <table:table-cell table:formula="of:=2*([.F21]*[.E21])/([.E21]+[.F21])" office:value-type="float" office:value="0.50080199607913" calcext:value-type="float">
            <text:p>0,50</text:p>
          </table:table-cell>
          <table:table-cell table:formula="of:=5*([.E21]*[.F21])/(4*[.F21]+[.E21])" office:value-type="float" office:value="0.627862808624735" calcext:value-type="float">
            <text:p>0,63</text:p>
          </table:table-cell>
          <table:table-cell table:formula="of:=1.25*([.F21]*[.E21])/(0.25*[.F21]+[.E21])" office:value-type="float" office:value="0.41651226561921" calcext:value-type="float">
            <text:p>0,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string" calcext:value-type="string">
            <text:p>2017-12-23 21:15:37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t=, --DISAMB=, --XMLf1=}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233720, total_memory_for_jvm=233308160, jvm_version=25.151-b12}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19" calcext:value-type="float">
            <text:p>2219</text:p>
          </table:table-cell>
          <table:table-cell office:value-type="float" office:value="7437" calcext:value-type="float">
            <text:p>7437</text:p>
          </table:table-cell>
          <table:table-cell office:value-type="float" office:value="781" calcext:value-type="float">
            <text:p>781</text:p>
          </table:table-cell>
          <table:table-cell table:formula="of:=[.D22]/[.C22]" office:value-type="float" office:value="0.105015463224418" calcext:value-type="float">
            <text:p>0,11</text:p>
          </table:table-cell>
          <table:table-cell table:formula="of:=[.D22]/[.B22]" office:value-type="float" office:value="0.35196034249662" calcext:value-type="float">
            <text:p>0,35</text:p>
          </table:table-cell>
          <table:table-cell table:formula="of:=2*([.F22]*[.E22])/([.E22]+[.F22])" office:value-type="float" office:value="0.161764705882353" calcext:value-type="float">
            <text:p>0,16</text:p>
          </table:table-cell>
          <table:table-cell table:formula="of:=5*([.E22]*[.F22])/(4*[.F22]+[.E22])" office:value-type="float" office:value="0.122157224637908" calcext:value-type="float">
            <text:p>0,12</text:p>
          </table:table-cell>
          <table:table-cell table:formula="of:=1.25*([.F22]*[.E22])/(0.25*[.F22]+[.E22])" office:value-type="float" office:value="0.23937963587323" calcext:value-type="float">
            <text:p>0,24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string" calcext:value-type="string">
            <text:p>2017-12-24 12:14:2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950, --DISAMB=, --XMLf1=}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901520, total_memory_for_jvm=224919552, jvm_version=25.151-b12}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016" calcext:value-type="float">
            <text:p>6016</text:p>
          </table:table-cell>
          <table:table-cell office:value-type="float" office:value="7437" calcext:value-type="float">
            <text:p>7437</text:p>
          </table:table-cell>
          <table:table-cell office:value-type="float" office:value="2109" calcext:value-type="float">
            <text:p>2109</text:p>
          </table:table-cell>
          <table:table-cell table:formula="of:=[.D23]/[.C23]" office:value-type="float" office:value="0.283582089552239" calcext:value-type="float">
            <text:p>0,28</text:p>
          </table:table-cell>
          <table:table-cell table:formula="of:=[.D23]/[.B23]" office:value-type="float" office:value="0.350565159574468" calcext:value-type="float">
            <text:p>0,35</text:p>
          </table:table-cell>
          <table:table-cell table:formula="of:=2*([.F23]*[.E23])/([.E23]+[.F23])" office:value-type="float" office:value="0.31353601427191" calcext:value-type="float">
            <text:p>0,31</text:p>
          </table:table-cell>
          <table:table-cell table:formula="of:=5*([.E23]*[.F23])/(4*[.F23]+[.E23])" office:value-type="float" office:value="0.294849569399396" calcext:value-type="float">
            <text:p>0,29</text:p>
          </table:table-cell>
          <table:table-cell table:formula="of:=1.25*([.F23]*[.E23])/(0.25*[.F23]+[.E23])" office:value-type="float" office:value="0.334751277737215" calcext:value-type="float">
            <text:p>0,33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9</text:p>
          </table:table-cell>
          <table:table-cell office:value-type="string" calcext:value-type="string">
            <text:p>2017-12-25 10:43:13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800, --DISAMB=, --XMLf1=}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180040, total_memory_for_jvm=253231104, jvm_version=25.151-b12}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207" calcext:value-type="float">
            <text:p>15207</text:p>
          </table:table-cell>
          <table:table-cell office:value-type="float" office:value="7437" calcext:value-type="float">
            <text:p>7437</text:p>
          </table:table-cell>
          <table:table-cell office:value-type="float" office:value="5610" calcext:value-type="float">
            <text:p>5610</text:p>
          </table:table-cell>
          <table:table-cell table:formula="of:=[.D24]/[.C24]" office:value-type="float" office:value="0.754336425978217" calcext:value-type="float">
            <text:p>0,75</text:p>
          </table:table-cell>
          <table:table-cell table:formula="of:=[.D24]/[.B24]" office:value-type="float" office:value="0.368909055040442" calcext:value-type="float">
            <text:p>0,37</text:p>
          </table:table-cell>
          <table:table-cell table:formula="of:=2*([.F24]*[.E24])/([.E24]+[.F24])" office:value-type="float" office:value="0.495495495495496" calcext:value-type="float">
            <text:p>0,50</text:p>
          </table:table-cell>
          <table:table-cell table:formula="of:=5*([.E24]*[.F24])/(4*[.F24]+[.E24])" office:value-type="float" office:value="0.623957290623957" calcext:value-type="float">
            <text:p>0,62</text:p>
          </table:table-cell>
          <table:table-cell table:formula="of:=1.25*([.F24]*[.E24])/(0.25*[.F24]+[.E24])" office:value-type="float" office:value="0.41089870358163" calcext:value-type="float">
            <text:p>0,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0</text:p>
          </table:table-cell>
          <table:table-cell office:value-type="string" calcext:value-type="string">
            <text:p>2017-12-25 21:34:4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, -Y=}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421408, total_memory_for_jvm=260571136, jvm_version=25.151-b12}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107" calcext:value-type="float">
            <text:p>15107</text:p>
          </table:table-cell>
          <table:table-cell office:value-type="float" office:value="7437" calcext:value-type="float">
            <text:p>7437</text:p>
          </table:table-cell>
          <table:table-cell office:value-type="float" office:value="5668" calcext:value-type="float">
            <text:p>5668</text:p>
          </table:table-cell>
          <table:table-cell table:formula="of:=[.D25]/[.C25]" office:value-type="float" office:value="0.762135269597956" calcext:value-type="float">
            <text:p>0,76</text:p>
          </table:table-cell>
          <table:table-cell table:formula="of:=[.D25]/[.B25]" office:value-type="float" office:value="0.375190309128219" calcext:value-type="float">
            <text:p>0,38</text:p>
          </table:table-cell>
          <table:table-cell table:formula="of:=2*([.F25]*[.E25])/([.E25]+[.F25])" office:value-type="float" office:value="0.502838892831796" calcext:value-type="float">
            <text:p>0,50</text:p>
          </table:table-cell>
          <table:table-cell table:formula="of:=5*([.E25]*[.F25])/(4*[.F25]+[.E25])" office:value-type="float" office:value="0.631813621669825" calcext:value-type="float">
            <text:p>0,63</text:p>
          </table:table-cell>
          <table:table-cell table:formula="of:=1.25*([.F25]*[.E25])/(0.25*[.F25]+[.E25])" office:value-type="float" office:value="0.417593752302365" calcext:value-type="float">
            <text:p>0,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1</text:p>
          </table:table-cell>
          <table:table-cell office:value-type="string" calcext:value-type="string">
            <text:p>2017-12-26 09:54:1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7143312, total_memory_for_jvm=224395264, jvm_version=25.151-b12}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4688" calcext:value-type="float">
            <text:p>14688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D26]/[.C26]" office:value-type="float" office:value="0.754605351620277" calcext:value-type="float">
            <text:p>0,75</text:p>
          </table:table-cell>
          <table:table-cell table:formula="of:=[.D26]/[.B26]" office:value-type="float" office:value="0.382080610021786" calcext:value-type="float">
            <text:p>0,38</text:p>
          </table:table-cell>
          <table:table-cell table:formula="of:=2*([.F26]*[.E26])/([.E26]+[.F26])" office:value-type="float" office:value="0.507299435028249" calcext:value-type="float">
            <text:p>0,51</text:p>
          </table:table-cell>
          <table:table-cell table:formula="of:=5*([.E26]*[.F26])/(4*[.F26]+[.E26])" office:value-type="float" office:value="0.631469979296066" calcext:value-type="float">
            <text:p>0,63</text:p>
          </table:table-cell>
          <table:table-cell table:formula="of:=1.25*([.F26]*[.E26])/(0.25*[.F26]+[.E26])" office:value-type="float" office:value="0.423937512275454" calcext:value-type="float">
            <text:p>0,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2</text:p>
          </table:table-cell>
          <table:table-cell office:value-type="string" calcext:value-type="string">
            <text:p>2017-12-26 21:28:1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d=, --DISAMB=, --XMLf1=}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6311040, total_memory_for_jvm=244318208, jvm_version=25.151-b12}</text:p>
          </table:table-cell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411" calcext:value-type="float">
            <text:p>9411</text:p>
          </table:table-cell>
          <table:table-cell office:value-type="float" office:value="7437" calcext:value-type="float">
            <text:p>7437</text:p>
          </table:table-cell>
          <table:table-cell office:value-type="float" office:value="3374" calcext:value-type="float">
            <text:p>3374</text:p>
          </table:table-cell>
          <table:table-cell table:formula="of:=[.D27]/[.C27]" office:value-type="float" office:value="0.45367755815517" calcext:value-type="float">
            <text:p>0,45</text:p>
          </table:table-cell>
          <table:table-cell table:formula="of:=[.D27]/[.B27]" office:value-type="float" office:value="0.358516629476145" calcext:value-type="float">
            <text:p>0,36</text:p>
          </table:table-cell>
          <table:table-cell table:formula="of:=2*([.F27]*[.E27])/([.E27]+[.F27])" office:value-type="float" office:value="0.400522317188984" calcext:value-type="float">
            <text:p>0,40</text:p>
          </table:table-cell>
          <table:table-cell table:formula="of:=5*([.E27]*[.F27])/(4*[.F27]+[.E27])" office:value-type="float" office:value="0.430807732577441" calcext:value-type="float">
            <text:p>0,43</text:p>
          </table:table-cell>
          <table:table-cell table:formula="of:=1.25*([.F27]*[.E27])/(0.25*[.F27]+[.E27])" office:value-type="float" office:value="0.374215301346465" calcext:value-type="float">
            <text:p>0,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3</text:p>
          </table:table-cell>
          <table:table-cell office:value-type="string" calcext:value-type="string">
            <text:p>2017-12-28 10:15:3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700, --DISAMB=, --XMLf1=}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12929392, total_memory_for_jvm=376963072, jvm_version=25.151-b12}</text:p>
          </table:table-cell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28]/[.C28]" office:value-type="float" office:value="0.759042624714267" calcext:value-type="float">
            <text:p>0,76</text:p>
          </table:table-cell>
          <table:table-cell table:formula="of:=[.D28]/[.B28]" office:value-type="float" office:value="0.373494773058092" calcext:value-type="float">
            <text:p>0,37</text:p>
          </table:table-cell>
          <table:table-cell table:formula="of:=2*([.F28]*[.E28])/([.E28]+[.F28])" office:value-type="float" office:value="0.500642987007228" calcext:value-type="float">
            <text:p>0,50</text:p>
          </table:table-cell>
          <table:table-cell table:formula="of:=5*([.E28]*[.F28])/(4*[.F28]+[.E28])" office:value-type="float" office:value="0.629151620525166" calcext:value-type="float">
            <text:p>0,63</text:p>
          </table:table-cell>
          <table:table-cell table:formula="of:=1.25*([.F28]*[.E28])/(0.25*[.F28]+[.E28])" office:value-type="float" office:value="0.41572768915794" calcext:value-type="float">
            <text:p>0,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4</text:p>
          </table:table-cell>
          <table:table-cell office:value-type="string" calcext:value-type="string">
            <text:p>2017-12-28 13:14:3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0, -R=NCBI, --XMLf1=}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060328, total_memory_for_jvm=260046848, jvm_version=25.151-b12}</text:p>
          </table:table-cell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728" calcext:value-type="float">
            <text:p>11728</text:p>
          </table:table-cell>
          <table:table-cell office:value-type="float" office:value="7437" calcext:value-type="float">
            <text:p>7437</text:p>
          </table:table-cell>
          <table:table-cell office:value-type="float" office:value="4316" calcext:value-type="float">
            <text:p>4316</text:p>
          </table:table-cell>
          <table:table-cell table:formula="of:=[.D29]/[.C29]" office:value-type="float" office:value="0.580341535565416" calcext:value-type="float">
            <text:p>0,58</text:p>
          </table:table-cell>
          <table:table-cell table:formula="of:=[.D29]/[.B29]" office:value-type="float" office:value="0.368008185538881" calcext:value-type="float">
            <text:p>0,37</text:p>
          </table:table-cell>
          <table:table-cell table:formula="of:=2*([.F29]*[.E29])/([.E29]+[.F29])" office:value-type="float" office:value="0.450404382989825" calcext:value-type="float">
            <text:p>0,45</text:p>
          </table:table-cell>
          <table:table-cell table:formula="of:=5*([.E29]*[.F29])/(4*[.F29]+[.E29])" office:value-type="float" office:value="0.520300896904234" calcext:value-type="float">
            <text:p>0,52</text:p>
          </table:table-cell>
          <table:table-cell table:formula="of:=1.25*([.F29]*[.E29])/(0.25*[.F29]+[.E29])" office:value-type="float" office:value="0.397063423430054" calcext:value-type="float">
            <text:p>0,40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5</text:p>
          </table:table-cell>
          <table:table-cell office:value-type="string" calcext:value-type="string">
            <text:p>2017-12-29 10:43:3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600, --DISAMB=, --XMLf1=}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4107360, total_memory_for_jvm=232259584, jvm_version=25.151-b12}</text:p>
          </table:table-cell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30]/[.C30]" office:value-type="float" office:value="0.759042624714267" calcext:value-type="float">
            <text:p>0,76</text:p>
          </table:table-cell>
          <table:table-cell table:formula="of:=[.D30]/[.B30]" office:value-type="float" office:value="0.373494773058092" calcext:value-type="float">
            <text:p>0,37</text:p>
          </table:table-cell>
          <table:table-cell table:formula="of:=2*([.F30]*[.E30])/([.E30]+[.F30])" office:value-type="float" office:value="0.500642987007228" calcext:value-type="float">
            <text:p>0,50</text:p>
          </table:table-cell>
          <table:table-cell table:formula="of:=5*([.E30]*[.F30])/(4*[.F30]+[.E30])" office:value-type="float" office:value="0.629151620525166" calcext:value-type="float">
            <text:p>0,63</text:p>
          </table:table-cell>
          <table:table-cell table:formula="of:=1.25*([.F30]*[.E30])/(0.25*[.F30]+[.E30])" office:value-type="float" office:value="0.41572768915794" calcext:value-type="float">
            <text:p>0,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6</text:p>
          </table:table-cell>
          <table:table-cell office:value-type="string" calcext:value-type="string">
            <text:p>2017-12-29 15:32:4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400, --DISAMB=, --XMLf1=}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16203048, total_memory_for_jvm=1783103488, jvm_version=25.151-b12}</text:p>
          </table:table-cell>
          <table:table-cell table:number-columns-repeated="100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/>
          <table:table-cell table:formula="of:=[.D31]/[.B31]" office:value-type="float" office:value="0.373494773058092" calcext:value-type="float">
            <text:p>0,37</text:p>
          </table:table-cell>
          <table:table-cell table:formula="of:=2*([.F31]*[.E31])/([.E31]+[.F31])" office:value-type="float" office:value="0" calcext:value-type="float">
            <text:p>0,00</text:p>
          </table:table-cell>
          <table:table-cell table:formula="of:=5*([.E31]*[.F31])/(4*[.F31]+[.E31])" office:value-type="float" office:value="0" calcext:value-type="float">
            <text:p>0,00</text:p>
          </table:table-cell>
          <table:table-cell table:formula="of:=1.25*([.F31]*[.E31])/(0.25*[.F31]+[.E31])" office:value-type="float" office:value="0" calcext:value-type="float">
            <text:p>0,00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7</text:p>
          </table:table-cell>
          <table:table-cell office:value-type="string" calcext:value-type="string">
            <text:p>2017-12-29 19:42:3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200, --DISAMB=, --XMLf1=}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63099544, total_memory_for_jvm=1849688064, jvm_version=25.151-b12}</text:p>
          </table:table-cell>
          <table:table-cell table:number-columns-repeated="100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724" calcext:value-type="float">
            <text:p>14724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D32]/[.C32]" office:value-type="float" office:value="0.754605351620277" calcext:value-type="float">
            <text:p>0,75</text:p>
          </table:table-cell>
          <table:table-cell table:formula="of:=[.D32]/[.B32]" office:value-type="float" office:value="0.381146427601195" calcext:value-type="float">
            <text:p>0,38</text:p>
          </table:table-cell>
          <table:table-cell table:formula="of:=2*([.F32]*[.E32])/([.E32]+[.F32])" office:value-type="float" office:value="0.506475339560489" calcext:value-type="float">
            <text:p>0,51</text:p>
          </table:table-cell>
          <table:table-cell table:formula="of:=5*([.E32]*[.F32])/(4*[.F32]+[.E32])" office:value-type="float" office:value="0.630958805540565" calcext:value-type="float">
            <text:p>0,63</text:p>
          </table:table-cell>
          <table:table-cell table:formula="of:=1.25*([.F32]*[.E32])/(0.25*[.F32]+[.E32])" office:value-type="float" office:value="0.423017201091463" calcext:value-type="float">
            <text:p>0,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9</text:p>
          </table:table-cell>
          <table:table-cell office:value-type="string" calcext:value-type="string">
            <text:p>2017-12-30 13:35:5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d=, -u=, --XMLf1=}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5803464, total_memory_for_jvm=223870976, jvm_version=25.151-b12}</text:p>
          </table:table-cell>
          <table:table-cell table:number-columns-repeated="100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101" calcext:value-type="float">
            <text:p>20101</text:p>
          </table:table-cell>
          <table:table-cell office:value-type="float" office:value="7437" calcext:value-type="float">
            <text:p>7437</text:p>
          </table:table-cell>
          <table:table-cell office:value-type="float" office:value="5469" calcext:value-type="float">
            <text:p>5469</text:p>
          </table:table-cell>
          <table:table-cell table:formula="of:=[.D33]/[.C33]" office:value-type="float" office:value="0.735377168212989" calcext:value-type="float">
            <text:p>0,74</text:p>
          </table:table-cell>
          <table:table-cell table:formula="of:=[.D33]/[.B33]" office:value-type="float" office:value="0.272076016118601" calcext:value-type="float">
            <text:p>0,27</text:p>
          </table:table-cell>
          <table:table-cell table:formula="of:=2*([.F33]*[.E33])/([.E33]+[.F33])" office:value-type="float" office:value="0.397196601060353" calcext:value-type="float">
            <text:p>0,40</text:p>
          </table:table-cell>
          <table:table-cell table:formula="of:=5*([.E33]*[.F33])/(4*[.F33]+[.E33])" office:value-type="float" office:value="0.548556641055989" calcext:value-type="float">
            <text:p>0,55</text:p>
          </table:table-cell>
          <table:table-cell table:formula="of:=1.25*([.F33]*[.E33])/(0.25*[.F33]+[.E33])" office:value-type="float" office:value="0.311301100852677" calcext:value-type="float">
            <text:p>0,3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0</text:p>
          </table:table-cell>
          <table:table-cell office:value-type="string" calcext:value-type="string">
            <text:p>2017-12-30 16:09:1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284726688, total_memory_for_jvm=1692401664, jvm_version=25.151-b12}</text:p>
          </table:table-cell>
          <table:table-cell table:number-columns-repeated="100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67" calcext:value-type="float">
            <text:p>2167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D34]/[.C34]" office:value-type="float" office:value="0.104343149119269" calcext:value-type="float">
            <text:p>0,10</text:p>
          </table:table-cell>
          <table:table-cell table:formula="of:=[.D34]/[.B34]" office:value-type="float" office:value="0.35809875403784" calcext:value-type="float">
            <text:p>0,36</text:p>
          </table:table-cell>
          <table:table-cell table:formula="of:=2*([.F34]*[.E34])/([.E34]+[.F34])" office:value-type="float" office:value="0.161599333610995" calcext:value-type="float">
            <text:p>0,16</text:p>
          </table:table-cell>
          <table:table-cell table:formula="of:=5*([.E34]*[.F34])/(4*[.F34]+[.E34])" office:value-type="float" office:value="0.12157292809024" calcext:value-type="float">
            <text:p>0,12</text:p>
          </table:table-cell>
          <table:table-cell table:formula="of:=1.25*([.F34]*[.E34])/(0.25*[.F34]+[.E34])" office:value-type="float" office:value="0.240918969264204" calcext:value-type="float">
            <text:p>0,24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1</text:p>
          </table:table-cell>
          <table:table-cell table:style-name="ce13" office:value-type="date" office:date-value="2017-12-31T10:08:07" calcext:value-type="date">
            <text:p>31.12.17 10:0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1000, -d=, --DISAMB=, --XMLf1=}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89869272, total_memory_for_jvm=233308160, jvm_version=25.151-b12}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4"/>
          <table:table-cell table:style-name="ce13"/>
          <table:table-cell table:number-columns-repeated="1010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2" table:number-rows-spanned="1">
            <text:p>Abstracts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D40]/[.C40]" office:value-type="float" office:value="0.10926694329184" calcext:value-type="float">
            <text:p>0,11</text:p>
          </table:table-cell>
          <table:table-cell table:style-name="ce8" table:formula="of:=[.D40]/[.B40]" office:value-type="float" office:value="0.0308473252635689" calcext:value-type="float">
            <text:p>0,03</text:p>
          </table:table-cell>
          <table:table-cell table:style-name="ce8" table:formula="of:=2*([.F40]*[.E40])/([.E40]+[.F40])" office:value-type="float" office:value="0.0481120584652862" calcext:value-type="float">
            <text:p>0,05</text:p>
          </table:table-cell>
          <table:table-cell table:style-name="ce8" table:formula="of:=5*([.E40]*[.F40])/(4*[.F40]+[.E40])" office:value-type="float" office:value="0.0724371905373189" calcext:value-type="float">
            <text:p>0,07</text:p>
          </table:table-cell>
          <table:table-cell table:style-name="ce8" table:formula="of:=1.25*([.F40]*[.E40])/(0.25*[.F40]+[.E40])" office:value-type="float" office:value="0.0360171423360992" calcext:value-type="float">
            <text:p>0,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0</text:p>
          </table:table-cell>
          <table:table-cell table:style-name="ce14" office:value-type="string" calcext:value-type="string">
            <text:p>2017-12-18 20:42: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216997056, total_memory_for_jvm=244318208, jvm_version=25.151-b12}</text:p>
          </table:table-cell>
          <table:table-cell table:style-name="ce4" table:number-columns-repeated="100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3" calcext:value-type="float">
            <text:p>73</text:p>
          </table:table-cell>
          <table:table-cell table:style-name="ce8" table:formula="of:=[.D41]/[.C41]" office:value-type="float" office:value="0.100968188105118" calcext:value-type="float">
            <text:p>0,10</text:p>
          </table:table-cell>
          <table:table-cell table:style-name="ce8" table:formula="of:=[.D41]/[.B41]" office:value-type="float" office:value="0.429411764705882" calcext:value-type="float">
            <text:p>0,43</text:p>
          </table:table-cell>
          <table:table-cell table:style-name="ce8" table:formula="of:=2*([.F41]*[.E41])/([.E41]+[.F41])" office:value-type="float" office:value="0.163493840985442" calcext:value-type="float">
            <text:p>0,16</text:p>
          </table:table-cell>
          <table:table-cell table:style-name="ce8" table:formula="of:=5*([.E41]*[.F41])/(4*[.F41]+[.E41])" office:value-type="float" office:value="0.119203135205748" calcext:value-type="float">
            <text:p>0,12</text:p>
          </table:table-cell>
          <table:table-cell table:style-name="ce8" table:formula="of:=1.25*([.F41]*[.E41])/(0.25*[.F41]+[.E41])" office:value-type="float" office:value="0.26015680684248" calcext:value-type="float">
            <text:p>0,26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1</text:p>
          </table:table-cell>
          <table:table-cell table:style-name="ce14" office:value-type="string" calcext:value-type="string">
            <text:p>2017-12-18 20:53: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815778944, total_memory_for_jvm=907542528, jvm_version=25.151-b12}</text:p>
          </table:table-cell>
          <table:table-cell table:style-name="ce4" table:number-columns-repeated="100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D42]/[.C42]" office:value-type="float" office:value="0.10926694329184" calcext:value-type="float">
            <text:p>0,11</text:p>
          </table:table-cell>
          <table:table-cell table:style-name="ce8" table:formula="of:=[.D42]/[.B42]" office:value-type="float" office:value="0.0308473252635689" calcext:value-type="float">
            <text:p>0,03</text:p>
          </table:table-cell>
          <table:table-cell table:style-name="ce8" table:formula="of:=2*([.F42]*[.E42])/([.E42]+[.F42])" office:value-type="float" office:value="0.0481120584652862" calcext:value-type="float">
            <text:p>0,05</text:p>
          </table:table-cell>
          <table:table-cell table:style-name="ce8" table:formula="of:=5*([.E42]*[.F42])/(4*[.F42]+[.E42])" office:value-type="float" office:value="0.0724371905373189" calcext:value-type="float">
            <text:p>0,07</text:p>
          </table:table-cell>
          <table:table-cell table:style-name="ce8" table:formula="of:=1.25*([.F42]*[.E42])/(0.25*[.F42]+[.E42])" office:value-type="float" office:value="0.0360171423360992" calcext:value-type="float">
            <text:p>0,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2</text:p>
          </table:table-cell>
          <table:table-cell table:style-name="ce14" office:value-type="string" calcext:value-type="string">
            <text:p>2017-12-18 22:17: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632645712, total_memory_for_jvm=907542528, jvm_version=25.151-b12}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6" table:number-columns-repeated="3"/>
          <table:table-cell table:style-name="ce9" table:number-columns-repeated="5"/>
          <table:table-cell table:style-name="ce4" table:number-columns-repeated="4"/>
          <table:table-cell table:style-name="ce14"/>
          <table:table-cell table:style-name="ce4" table:number-columns-repeated="1010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3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46]/[.C46]" office:value-type="float" office:value="0.167358229598893" calcext:value-type="float">
            <text:p>0,17</text:p>
          </table:table-cell>
          <table:table-cell table:style-name="ce8" table:formula="of:=[.D46]/[.B46]" office:value-type="float" office:value="0.443223443223443" calcext:value-type="float">
            <text:p>0,44</text:p>
          </table:table-cell>
          <table:table-cell table:style-name="ce8" table:formula="of:=2*([.F46]*[.E46])/([.E46]+[.F46])" office:value-type="float" office:value="0.242971887550201" calcext:value-type="float">
            <text:p>0,24</text:p>
          </table:table-cell>
          <table:table-cell table:style-name="ce8" table:formula="of:=5*([.E46]*[.F46])/(4*[.F46]+[.E46])" office:value-type="float" office:value="0.191153238546603" calcext:value-type="float">
            <text:p>0,19</text:p>
          </table:table-cell>
          <table:table-cell table:style-name="ce8" table:formula="of:=1.25*([.F46]*[.E46])/(0.25*[.F46]+[.E46])" office:value-type="float" office:value="0.333333333333333" calcext:value-type="float">
            <text:p>0,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2</text:p>
          </table:table-cell>
          <table:table-cell table:style-name="ce13" office:value-type="date" office:date-value="2017-12-31T11:53:15" calcext:value-type="date">
            <text:p>31.12.17 11:5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81515032, total_memory_for_jvm=1466957824, jvm_version=25.151-b12}</text:p>
          </table:table-cell>
          <table:table-cell table:number-columns-repeated="100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47]/[.C47]" office:value-type="float" office:value="0.167358229598893" calcext:value-type="float">
            <text:p>0,17</text:p>
          </table:table-cell>
          <table:table-cell table:style-name="ce8" table:formula="of:=[.D47]/[.B47]" office:value-type="float" office:value="0.443223443223443" calcext:value-type="float">
            <text:p>0,44</text:p>
          </table:table-cell>
          <table:table-cell table:style-name="ce8" table:formula="of:=2*([.F47]*[.E47])/([.E47]+[.F47])" office:value-type="float" office:value="0.242971887550201" calcext:value-type="float">
            <text:p>0,24</text:p>
          </table:table-cell>
          <table:table-cell table:style-name="ce8" table:formula="of:=5*([.E47]*[.F47])/(4*[.F47]+[.E47])" office:value-type="float" office:value="0.191153238546603" calcext:value-type="float">
            <text:p>0,19</text:p>
          </table:table-cell>
          <table:table-cell table:style-name="ce8" table:formula="of:=1.25*([.F47]*[.E47])/(0.25*[.F47]+[.E47])" office:value-type="float" office:value="0.333333333333333" calcext:value-type="float">
            <text:p>0,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3</text:p>
          </table:table-cell>
          <table:table-cell table:style-name="ce13" office:value-type="date" office:date-value="2017-12-31T13:44:10" calcext:value-type="date">
            <text:p>31.12.17 13:4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blanklines=0, --DISAMB=, --XMLf1=}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9260160, total_memory_for_jvm=265814016, jvm_version=25.151-b12}</text:p>
          </table:table-cell>
          <table:table-cell table:number-columns-repeated="100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D48]/[.C48]" office:value-type="float" office:value="0.168741355463347" calcext:value-type="float">
            <text:p>0,17</text:p>
          </table:table-cell>
          <table:table-cell table:style-name="ce8" table:formula="of:=[.D48]/[.B48]" office:value-type="float" office:value="0.445255474452555" calcext:value-type="float">
            <text:p>0,45</text:p>
          </table:table-cell>
          <table:table-cell table:style-name="ce8" table:formula="of:=2*([.F48]*[.E48])/([.E48]+[.F48])" office:value-type="float" office:value="0.244734202607823" calcext:value-type="float">
            <text:p>0,24</text:p>
          </table:table-cell>
          <table:table-cell table:style-name="ce8" table:formula="of:=5*([.E48]*[.F48])/(4*[.F48]+[.E48])" office:value-type="float" office:value="0.192672141503474" calcext:value-type="float">
            <text:p>0,19</text:p>
          </table:table-cell>
          <table:table-cell table:style-name="ce8" table:formula="of:=1.25*([.F48]*[.E48])/(0.25*[.F48]+[.E48])" office:value-type="float" office:value="0.335349092908191" calcext:value-type="float">
            <text:p>0,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4</text:p>
          </table:table-cell>
          <table:table-cell table:style-name="ce13" office:value-type="date" office:date-value="2017-12-31T13:53:46" calcext:value-type="date">
            <text:p>31.12.17 13:5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600128, total_memory_for_jvm=450887680, jvm_version=25.151-b12}</text:p>
          </table:table-cell>
          <table:table-cell table:number-columns-repeated="100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49]/[.C49]" office:value-type="float" office:value="0.167358229598893" calcext:value-type="float">
            <text:p>0,17</text:p>
          </table:table-cell>
          <table:table-cell table:style-name="ce8" table:formula="of:=[.D49]/[.B49]" office:value-type="float" office:value="0.443223443223443" calcext:value-type="float">
            <text:p>0,44</text:p>
          </table:table-cell>
          <table:table-cell table:style-name="ce8" table:formula="of:=2*([.F49]*[.E49])/([.E49]+[.F49])" office:value-type="float" office:value="0.242971887550201" calcext:value-type="float">
            <text:p>0,24</text:p>
          </table:table-cell>
          <table:table-cell table:style-name="ce8" table:formula="of:=5*([.E49]*[.F49])/(4*[.F49]+[.E49])" office:value-type="float" office:value="0.191153238546603" calcext:value-type="float">
            <text:p>0,19</text:p>
          </table:table-cell>
          <table:table-cell table:style-name="ce8" table:formula="of:=1.25*([.F49]*[.E49])/(0.25*[.F49]+[.E49])" office:value-type="float" office:value="0.333333333333333" calcext:value-type="float">
            <text:p>0,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5</text:p>
          </table:table-cell>
          <table:table-cell table:style-name="ce13" office:value-type="date" office:date-value="2017-12-31T14:02:54" calcext:value-type="date">
            <text:p>31.12.17 14:0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42210264, total_memory_for_jvm=382205952, jvm_version=25.151-b12}</text:p>
          </table:table-cell>
          <table:table-cell table:number-columns-repeated="100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D50]/[.C50]" office:value-type="float" office:value="0.168741355463347" calcext:value-type="float">
            <text:p>0,17</text:p>
          </table:table-cell>
          <table:table-cell table:style-name="ce8" table:formula="of:=[.D50]/[.B50]" office:value-type="float" office:value="0.445255474452555" calcext:value-type="float">
            <text:p>0,45</text:p>
          </table:table-cell>
          <table:table-cell table:style-name="ce8" table:formula="of:=2*([.F50]*[.E50])/([.E50]+[.F50])" office:value-type="float" office:value="0.244734202607823" calcext:value-type="float">
            <text:p>0,24</text:p>
          </table:table-cell>
          <table:table-cell table:style-name="ce8" table:formula="of:=5*([.E50]*[.F50])/(4*[.F50]+[.E50])" office:value-type="float" office:value="0.192672141503474" calcext:value-type="float">
            <text:p>0,19</text:p>
          </table:table-cell>
          <table:table-cell table:style-name="ce8" table:formula="of:=1.25*([.F50]*[.E50])/(0.25*[.F50]+[.E50])" office:value-type="float" office:value="0.335349092908191" calcext:value-type="float">
            <text:p>0,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6</text:p>
          </table:table-cell>
          <table:table-cell table:style-name="ce13" office:value-type="date" office:date-value="2017-12-31T14:12:06" calcext:value-type="date">
            <text:p>31.12.17 14:1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r=400, --blanklines=0, --DISAMB=, --XMLf1=}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4604400, total_memory_for_jvm=252182528, jvm_version=25.151-b12}</text:p>
          </table:table-cell>
          <table:table-cell table:number-columns-repeated="100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2" table:number-rows-spanned="1">
            <text:p>Server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10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admin34/projects/result_files/extractor_results/quickumls</text:p>
          </table:table-cell>
          <table:table-cell office:value-type="string" calcext:value-type="string">
            <text:p>/home/admin34/projects/result_files/TREC/quickumls/quickumls_run_2</text:p>
          </table:table-cell>
          <table:table-cell table:style-name="ce13" office:value-type="date" office:date-value="2017-12-10T17:58:09" calcext:value-type="date">
            <text:p>10.12.17 17:5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63770024, total_memory_for_jvm=190840832, jvm_version=25.151-b12}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2" table:number-rows-repeated="5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3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calcext:conditional-formats>
          <calcext:conditional-format calcext:target-range-address="experiments_all.F17:experiments_all.F34 experiments_all.F4:experiments_all.F14">
            <calcext:condition calcext:apply-style-name="Accent" calcext:value="above-average" calcext:base-cell-address="experiments_all.F4"/>
          </calcext:conditional-format>
          <calcext:conditional-format calcext:target-range-address="experiments_all.E17:experiments_all.E34 experiments_all.E4:experiments_all.E14">
            <calcext:condition calcext:apply-style-name="Accent" calcext:value="above-average" calcext:base-cell-address="experiments_all.E4"/>
          </calcext:conditional-format>
        </calcext:conditional-formats>
      </table:table>
      <table:table table:name="Evaluation" table:style-name="ta1">
        <table:table-column table:style-name="co5" table:default-cell-style-name="ce16"/>
        <table:table-column table:style-name="co5" table:default-cell-style-name="ce17"/>
        <table:table-column table:style-name="co5" table:default-cell-style-name="ce11"/>
        <table:table-column table:style-name="co5" table:number-columns-repeated="1004" table:default-cell-style-name="Default"/>
        <table:table-row table:style-name="ro1">
          <table:table-cell table:style-name="ce15" office:value-type="string" calcext:value-type="string">
            <text:p>QuickUMLS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04"/>
        </table:table-row>
        <table:table-row table:style-name="ro2">
          <table:table-cell office:value-type="float" office:value="0.602527901035364" calcext:value-type="float">
            <text:p>0,60</text:p>
          </table:table-cell>
          <table:table-cell office:value-type="float" office:value="0.318320664914399" calcext:value-type="float">
            <text:p>0,32</text:p>
          </table:table-cell>
          <table:table-cell table:formula="of:=2*([.B3]*[.A3])/([.A3]+[.B3])" office:value-type="float" office:value="0.416565957051222" calcext:value-type="float">
            <text:p>0,42</text:p>
          </table:table-cell>
          <table:table-cell table:number-columns-repeated="1004"/>
        </table:table-row>
        <table:table-row table:style-name="ro2">
          <table:table-cell office:value-type="float" office:value="0.587736990722065" calcext:value-type="float">
            <text:p>0,59</text:p>
          </table:table-cell>
          <table:table-cell office:value-type="float" office:value="0.470607235142119" calcext:value-type="float">
            <text:p>0,47</text:p>
          </table:table-cell>
          <table:table-cell table:formula="of:=2*([.B4]*[.A4])/([.A4]+[.B4])" office:value-type="float" office:value="0.522690582959641" calcext:value-type="float">
            <text:p>0,52</text:p>
          </table:table-cell>
          <table:table-cell table:number-columns-repeated="1004"/>
        </table:table-row>
        <table:table-row table:style-name="ro2">
          <table:table-cell office:value-type="float" office:value="0.594191206131505" calcext:value-type="float">
            <text:p>0,59</text:p>
          </table:table-cell>
          <table:table-cell office:value-type="float" office:value="0.317479704001724" calcext:value-type="float">
            <text:p>0,32</text:p>
          </table:table-cell>
          <table:table-cell table:formula="of:=2*([.B5]*[.A5])/([.A5]+[.B5])" office:value-type="float" office:value="0.41384154336018" calcext:value-type="float">
            <text:p>0,41</text:p>
          </table:table-cell>
          <table:table-cell table:number-columns-repeated="1004"/>
        </table:table-row>
        <table:table-row table:style-name="ro2">
          <table:table-cell office:value-type="float" office:value="0.579400295818206" calcext:value-type="float">
            <text:p>0,58</text:p>
          </table:table-cell>
          <table:table-cell office:value-type="float" office:value="0.471960569550931" calcext:value-type="float">
            <text:p>0,47</text:p>
          </table:table-cell>
          <table:table-cell table:formula="of:=2*([.B6]*[.A6])/([.A6]+[.B6])" office:value-type="float" office:value="0.520190740628961" calcext:value-type="float">
            <text:p>0,52</text:p>
          </table:table-cell>
          <table:table-cell table:number-columns-repeated="1004"/>
        </table:table-row>
        <table:table-row table:style-name="ro2">
          <table:table-cell office:value-type="float" office:value="0.587736990722065" calcext:value-type="float">
            <text:p>0,59</text:p>
          </table:table-cell>
          <table:table-cell office:value-type="float" office:value="0.437274909963986" calcext:value-type="float">
            <text:p>0,44</text:p>
          </table:table-cell>
          <table:table-cell table:formula="of:=2*([.B7]*[.A7])/([.A7]+[.B7])" office:value-type="float" office:value="0.501462743073481" calcext:value-type="float">
            <text:p>0,50</text:p>
          </table:table-cell>
          <table:table-cell table:number-columns-repeated="1004"/>
        </table:table-row>
        <table:table-row table:style-name="ro2">
          <table:table-cell office:value-type="float" office:value="0.192819685356999" calcext:value-type="float">
            <text:p>0,19</text:p>
          </table:table-cell>
          <table:table-cell office:value-type="float" office:value="0.184105790216973" calcext:value-type="float">
            <text:p>0,18</text:p>
          </table:table-cell>
          <table:table-cell table:formula="of:=2*([.B8]*[.A8])/([.A8]+[.B8])" office:value-type="float" office:value="0.188362012347301" calcext:value-type="float">
            <text:p>0,19</text:p>
          </table:table-cell>
          <table:table-cell table:number-columns-repeated="1004"/>
        </table:table-row>
        <table:table-row table:style-name="ro2">
          <table:table-cell office:value-type="float" office:value="0.602527901035364" calcext:value-type="float">
            <text:p>0,60</text:p>
          </table:table-cell>
          <table:table-cell office:value-type="float" office:value="0.318049542196039" calcext:value-type="float">
            <text:p>0,32</text:p>
          </table:table-cell>
          <table:table-cell table:formula="of:=2*([.B9]*[.A9])/([.A9]+[.B9])" office:value-type="float" office:value="0.416333735947227" calcext:value-type="float">
            <text:p>0,42</text:p>
          </table:table-cell>
          <table:table-cell table:number-columns-repeated="1004"/>
        </table:table-row>
        <table:table-row table:style-name="ro2">
          <table:table-cell office:value-type="float" office:value="0.656447492268388" calcext:value-type="float">
            <text:p>0,66</text:p>
          </table:table-cell>
          <table:table-cell office:value-type="float" office:value="0.0473920767281799" calcext:value-type="float">
            <text:p>0,05</text:p>
          </table:table-cell>
          <table:table-cell table:formula="of:=2*([.B10]*[.A10])/([.A10]+[.B10])" office:value-type="float" office:value="0.0884019918515165" calcext:value-type="float">
            <text:p>0,09</text:p>
          </table:table-cell>
          <table:table-cell table:number-columns-repeated="1004"/>
        </table:table-row>
        <table:table-row table:style-name="ro2">
          <table:table-cell office:value-type="float" office:value="0.602527901035364" calcext:value-type="float">
            <text:p>0,60</text:p>
          </table:table-cell>
          <table:table-cell office:value-type="float" office:value="0.318320664914399" calcext:value-type="float">
            <text:p>0,32</text:p>
          </table:table-cell>
          <table:table-cell table:formula="of:=2*([.B11]*[.A11])/([.A11]+[.B11])" office:value-type="float" office:value="0.416565957051222" calcext:value-type="float">
            <text:p>0,42</text:p>
          </table:table-cell>
          <table:table-cell table:number-columns-repeated="1004"/>
        </table:table-row>
        <calcext:conditional-formats>
          <calcext:conditional-format calcext:target-range-address="Evaluation.B3:Evaluation.B11">
            <calcext:condition calcext:apply-style-name="Accent" calcext:value="above-average" calcext:base-cell-address="Evaluation.B3"/>
          </calcext:conditional-format>
          <calcext:conditional-format calcext:target-range-address="Evaluation.A3:Evaluation.A11">
            <calcext:condition calcext:apply-style-name="Accent" calcext:value="above-average" calcext:base-cell-address="Evaluation.A3"/>
          </calcext:conditional-format>
        </calcext:conditional-formats>
      </table:table>
      <table:table table:name="Zeitperformance - Volltexte" table:style-name="ta1">
        <table:shapes>
          <draw:frame draw:z-index="0" draw:style-name="gr1" draw:text-style-name="P1" svg:width="159.99mm" svg:height="89.99mm" svg:x="260.93mm" svg:y="7.12mm">
            <loext:p draw:notify-on-update-of-ranges="'Zeitperformance - Volltexte'.A2:'Zeitperformance - Volltexte'.A2 'Zeitperformance - Volltexte'.A3:'Zeitperformance - Volltexte'.A29 'Zeitperformance - Volltexte'.B2:'Zeitperformance - Volltexte'.B2 'Zeitperformance - Volltexte'.B3:'Zeitperformance - Volltexte'.B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1007" table:default-cell-style-name="Default"/>
        <table:table-row table:style-name="ro1">
          <table:table-cell table:style-name="ce5" office:value-type="string" calcext:value-type="string">
            <text:p>Local</text:p>
          </table:table-cell>
          <table:table-cell table:style-name="ce5" table:number-columns-repeated="1006"/>
        </table:table-row>
        <table:table-row table:style-name="ro2">
          <table:table-cell table:style-name="ce3" office:value-type="string" calcext:value-type="string">
            <text:p>Extraktor</text:p>
          </table:table-cell>
          <table:table-cell table:style-name="ce3" office:value-type="string" calcext:value-type="string">
            <text:p>Dauer</text:p>
          </table:table-cell>
          <table:table-cell table:style-name="ce3"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347" calcext:value-type="float">
            <text:p>34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347" calcext:value-type="float">
            <text:p>34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384" calcext:value-type="float">
            <text:p>38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439" calcext:value-type="float">
            <text:p>43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445" calcext:value-type="float">
            <text:p>44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446" calcext:value-type="float">
            <text:p>44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810" calcext:value-type="float">
            <text:p>81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3002" calcext:value-type="float">
            <text:p>300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3697" calcext:value-type="float">
            <text:p>369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3736" calcext:value-type="float">
            <text:p>373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3748" calcext:value-type="float">
            <text:p>374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3837" calcext:value-type="float">
            <text:p>383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3854" calcext:value-type="float">
            <text:p>385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3869" calcext:value-type="float">
            <text:p>386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3888" calcext:value-type="float">
            <text:p>388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4001" calcext:value-type="float">
            <text:p>400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4014" calcext:value-type="float">
            <text:p>401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4037" calcext:value-type="float">
            <text:p>403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4057" calcext:value-type="float">
            <text:p>405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4214" calcext:value-type="float">
            <text:p>421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4304" calcext:value-type="float">
            <text:p>430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4606" calcext:value-type="float">
            <text:p>460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5002" calcext:value-type="float">
            <text:p>500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7402" calcext:value-type="float">
            <text:p>740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9847" calcext:value-type="float">
            <text:p>9847</text:p>
          </table:table-cell>
          <table:table-cell table:number-columns-repeated="1005"/>
        </table:table-row>
        <table:table-row table:style-name="ro2" table:number-rows-repeated="2">
          <table:table-cell table:number-columns-repeated="1007"/>
        </table:table-row>
        <table:table-row table:style-name="ro1">
          <table:table-cell table:style-name="ce5" office:value-type="string" calcext:value-type="string">
            <text:p>Server</text:p>
          </table:table-cell>
          <table:table-cell table:number-columns-repeated="1006"/>
        </table:table-row>
        <table:table-row table:style-name="ro2" table:number-rows-repeated="8">
          <table:table-cell table:number-columns-repeated="1007"/>
        </table:table-row>
        <table:table-row table:style-name="ro1">
          <table:table-cell table:style-name="ce5" office:value-type="string" calcext:value-type="string">
            <text:p>Abstracts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2" table:target-range-address="'Zeitperformance - Volltexte'.A3:'Zeitperformance - Volltexte'.AMJ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date>2018-01-01T16:37:18.945277670</dc:date>
    <meta:editing-duration>PT1H55M55S</meta:editing-duration>
    <meta:editing-cycles>16</meta:editing-cycles>
    <meta:document-statistic meta:table-count="3" meta:cell-count="8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45cm" svg:y="4.227cm" style:legend-expansion="high" chart:style-name="ch2"/>
        <chart:plot-area chart:style-name="ch3" table:cell-range-address="'Zeitperformance - Volltexte'.A2:'Zeitperformance - Volltexte'.B29" chart:data-source-has-labels="both" svg:x="0.32cm" svg:y="0.18cm" svg:width="13.705cm" svg:height="8.64cm">
          <chartooo:coordinate-region svg:x="2.608cm" svg:y="0.211cm" svg:width="10.952cm" svg:height="8.015cm"/>
          <chart:axis chart:dimension="x" chart:name="primary-x" chart:style-name="ch4" chartooo:axis-type="auto">
            <chartooo:date-scale/>
            <chart:categories table:cell-range-address="'Zeitperformance - Volltexte'.A3:'Zeitperformance - Volltexte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eitperformance - Volltexte'.B3:'Zeitperformance - Volltexte'.B29" chart:label-cell-address="'Zeitperformance - Volltexte'.B2:'Zeitperformance - Volltexte'.B2" chart:class="chart:bar">
            <chart:data-point chart:repeated="8"/>
            <chart:data-point chart:style-name="ch8" chart:repeated="3"/>
            <chart:data-point chart:repeated="13"/>
            <chart:data-point chart:style-name="ch8"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uer</text:p>
                <draw:g>
                  <svg:desc>'Zeitperformance - Volltexte'.B2:'Zeitperformance - Volltexte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</text:p>
                <draw:g>
                  <svg:desc>'Zeitperformance - Volltexte'.A3:'Zeitperformance - Volltexte'.A29</svg:desc>
                </draw:g>
              </table:table-cell>
              <table:table-cell office:value-type="float" office:value="347">
                <text:p>347</text:p>
                <draw:g>
                  <svg:desc>'Zeitperformance - Volltexte'.B3:'Zeitperformance - Volltexte'.B29</svg:desc>
                </draw:g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9847">
                <text:p>9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